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2a7" officeooo:paragraph-rsid="000ea2a7"/>
    </style:style>
    <style:style style:name="P2" style:family="paragraph" style:parent-style-name="Standard">
      <style:text-properties officeooo:rsid="000ea2a7" officeooo:paragraph-rsid="0013fed1"/>
    </style:style>
    <style:style style:name="P3" style:family="paragraph" style:parent-style-name="Standard">
      <style:text-properties officeooo:rsid="000fac0b" officeooo:paragraph-rsid="000fac0b"/>
    </style:style>
    <style:style style:name="P4" style:family="paragraph" style:parent-style-name="Standard">
      <style:text-properties fo:font-weight="bold" officeooo:rsid="000ea2a7" officeooo:paragraph-rsid="000ea2a7" style:font-weight-asian="bold" style:font-weight-complex="bold"/>
    </style:style>
    <style:style style:name="P5" style:family="paragraph" style:parent-style-name="Standard">
      <style:text-properties fo:font-weight="bold" officeooo:rsid="000ea2a7" officeooo:paragraph-rsid="0013fed1" style:font-weight-asian="bold" style:font-weight-complex="bold"/>
    </style:style>
    <style:style style:name="P6" style:family="paragraph" style:parent-style-name="Standard">
      <style:text-properties officeooo:rsid="001115b2" officeooo:paragraph-rsid="001115b2"/>
    </style:style>
    <style:style style:name="P7" style:family="paragraph" style:parent-style-name="Standard">
      <style:text-properties officeooo:rsid="00134ba6" officeooo:paragraph-rsid="0013fed1"/>
    </style:style>
    <style:style style:name="P8" style:family="paragraph" style:parent-style-name="Standard">
      <style:text-properties fo:font-weight="bold" officeooo:rsid="000ea2a7" officeooo:paragraph-rsid="001ab2f9" style:font-weight-asian="bold" style:font-weight-complex="bold"/>
    </style:style>
    <style:style style:name="P9" style:family="paragraph" style:parent-style-name="Standard">
      <style:text-properties fo:font-weight="bold" officeooo:rsid="001ab2f9" officeooo:paragraph-rsid="001ab2f9" style:font-weight-asian="bold" style:font-weight-complex="bold"/>
    </style:style>
    <style:style style:name="T1" style:family="text">
      <style:text-properties officeooo:rsid="001115b2"/>
    </style:style>
    <style:style style:name="T2" style:family="text">
      <style:text-properties officeooo:rsid="00134ba6"/>
    </style:style>
    <style:style style:name="T3" style:family="text">
      <style:text-properties officeooo:rsid="0013fed1"/>
    </style:style>
    <style:style style:name="T4" style:family="text">
      <style:text-properties officeooo:rsid="001535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0) Les calculatrices</text:p>
      <text:p text:style-name="P9">Voir le Manuel « Déclic Terminale Maths Complémentaires ( pages 288 à 293 ) »</text:p>
      <text:p text:style-name="P9"/>
      <text:p text:style-name="P8"/>
      <text:p text:style-name="P4">1) Activité en cours</text:p>
      <text:p text:style-name="P6"><text:s/></text:p>
      <text:p text:style-name="P1"/>
      <text:p text:style-name="P1">2) Activités et devoir maison</text:p>
      <text:p text:style-name="P1"/>
      <text:p text:style-name="P1"/>
      <text:p text:style-name="P5">3) Automatisme et contrôle rapide ( 1 question / 1 point par séance)</text:p>
      <text:p text:style-name="P2"><text:span text:style-name="T2">→ </text:span><text:span text:style-name="T3">A</text:span><text:span text:style-name="T2">uto-correction puis rendre pour vérification. </text:span></text:p>
      <text:p text:style-name="P7">→ Toute tentative de tricherie remet le compteur des bonus à <text:s/>(-1).</text:p>
      <text:p text:style-name="P1"/>
      <text:p text:style-name="P1"/>
      <text:p text:style-name="P1"/>
      <text:p text:style-name="P4">4) Cours</text:p>
      <text:p text:style-name="P2">- <text:span text:style-name="T1">Distribution des polycopies par une ou des pages au maximum (une seule distribution par séance ).</text:span></text:p>
      <text:p text:style-name="P2">- <text:span text:style-name="T1">Avec des trous à remplir <text:s/>( voir un paragraphe ou démonstration à faire)</text:span></text:p>
      <text:p text:style-name="P2"/>
      <text:p text:style-name="P1"/>
      <text:p text:style-name="P1"/>
      <text:p text:style-name="P1">5) Devoir sur table ( par chapitre )</text:p>
      <text:p text:style-name="P1"/>
      <text:p text:style-name="P1"/>
      <text:p text:style-name="P1"/>
      <text:p text:style-name="P1">6) Devoir commun</text:p>
      <text:p text:style-name="P1"/>
      <text:p text:style-name="P1"/>
      <text:p text:style-name="P1"/>
      <text:p text:style-name="P1">7) Devoir type examen ( tous les 3 chapitres )</text:p>
      <text:p text:style-name="P1"/>
      <text:p text:style-name="P1"/>
      <text:p text:style-name="P1"/>
      <text:p text:style-name="P3">Les évaluations</text:p>
      <text:p text:style-name="P3">a) Comportement ( pour chaque trime<text:span text:style-name="T4">stre 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07:39:36.085604764</meta:creation-date>
    <meta:generator>LibreOffice/7.3.5.2$Linux_X86_64 LibreOffice_project/30$Build-2</meta:generator>
    <dc:date>2022-08-10T11:49:22.171975313</dc:date>
    <meta:editing-duration>PT1H58M27S</meta:editing-duration>
    <meta:editing-cycles>10</meta:editing-cycles>
    <meta:document-statistic meta:table-count="0" meta:image-count="0" meta:object-count="0" meta:page-count="1" meta:paragraph-count="16" meta:word-count="121" meta:character-count="667" meta:non-whitespace-character-count="556"/>
  </office:meta>
</office:document-meta>
</file>